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Method_20_Name">
      <style:graphic-properties fo:min-height="0.395cm" fo:min-width="2.326cm"/>
    </style:style>
    <style:style style:name="gr2" style:family="graphic" style:parent-style-name="Method_20_Name">
      <style:graphic-properties fo:min-height="0.395cm" fo:min-width="2.4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Pointer_20__28_Public_29_">
      <style:graphic-properties draw:textarea-horizontal-align="center" draw:textarea-vertical-align="middle"/>
    </style:style>
    <style:style style:name="gr5" style:family="graphic" style:parent-style-name="Pointer_20__28_Public_29_">
      <style:graphic-properties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4pt"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T1" style:family="text">
      <style:text-properties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Class" draw:id="id6" draw:layer="layout" svg:width="3.042cm" svg:height="2.848cm" svg:x="35.417cm" svg:y="24.13cm">
          <draw:glue-point draw:id="4" svg:x="-5cm" svg:y="-2.984cm"/>
          <draw:glue-point draw:id="5" svg:x="-5cm" svg:y="2.492cm"/>
          <draw:glue-point draw:id="6" svg:x="5cm" svg:y="-2.292cm"/>
          <draw:glue-point draw:id="7" svg:x="5cm" svg:y="3.051cm"/>
          <text:p text:style-name="P1">SolverImpl</text:p>
        </draw:rect>
        <draw:rect draw:style-name="Class" draw:id="id7" draw:layer="layout" svg:width="3.124cm" svg:height="1.006cm" svg:x="42.242cm" svg:y="29.447cm">
          <text:p text:style-name="P1">SolverDialog</text:p>
        </draw:rect>
        <draw:rect draw:style-name="Class_20__28_Self_20__26__20_Impl_29_" draw:id="id8" draw:layer="layout" svg:width="3.175cm" svg:height="1.481cm" svg:x="43.938cm" svg:y="23.534cm">
          <draw:glue-point draw:id="4" svg:x="-2.507cm" svg:y="5.003cm"/>
          <draw:glue-point draw:id="5" svg:x="2.604cm" svg:y="5.003cm"/>
          <text:p text:style-name="P1">BaseDialog</text:p>
        </draw:rect>
        <draw:rect draw:style-name="Class" draw:id="id11" draw:layer="layout" svg:width="2.873cm" svg:height="0.767cm" svg:x="48.894cm" svg:y="31.37cm">
          <text:p text:style-name="P1">ConstEditDialog</text:p>
        </draw:rect>
        <draw:rect draw:style-name="Class" draw:id="id10" draw:layer="layout" svg:width="2.5cm" svg:height="0.841cm" svg:x="56.665cm" svg:y="23.45cm">
          <draw:glue-point draw:id="4" svg:x="-3.464cm" svg:y="5.005cm"/>
          <draw:glue-point draw:id="5" svg:x="-1.7cm" svg:y="5.005cm"/>
          <draw:glue-point draw:id="6" svg:x="1.688cm" svg:y="5.005cm"/>
          <draw:glue-point draw:id="7" svg:x="3.452cm" svg:y="5.005cm"/>
          <text:p text:style-name="P1">Listener</text:p>
        </draw:rect>
        <draw:frame draw:style-name="gr1" draw:layer="layout" svg:width="2.326cm" svg:height="0.395cm" svg:x="50.845cm" svg:y="23.475cm">
          <draw:text-box>
            <text:p text:style-name="P1">getDialog()</text:p>
          </draw:text-box>
        </draw:frame>
        <draw:rect draw:style-name="Class_20__28_Self_20__26__20_Impl_29_" draw:id="id3" draw:layer="layout" svg:width="3.057cm" svg:height="1.229cm" svg:x="30.804cm" svg:y="31.145cm">
          <text:p text:style-name="P1">LpModelBuilder</text:p>
        </draw:rect>
        <draw:rect draw:style-name="Class" draw:id="id9" draw:layer="layout" svg:width="3.274cm" svg:height="0.935cm" svg:x="27.746cm" svg:y="23.407cm">
          <text:p text:style-name="P1">CalcInterface</text:p>
        </draw:rect>
        <draw:rect draw:style-name="Class_20__28_Self_20__26__20_Impl_29_" draw:id="id5" draw:layer="layout" svg:width="2.809cm" svg:height="2.565cm" svg:x="26.833cm" svg:y="26.91cm">
          <draw:glue-point draw:id="4" svg:x="5.001cm" svg:y="3.572cm"/>
          <draw:glue-point draw:id="5" svg:x="5.001cm" svg:y="-3.094cm"/>
          <draw:glue-point draw:id="6" svg:x="5.001cm" svg:y="1.666cm"/>
          <text:p text:style-name="P1">SolveModel</text:p>
        </draw:rect>
        <draw:rect draw:style-name="Namespace" draw:layer="layout" svg:width="40.457cm" svg:height="22.992cm" svg:x="25.636cm" svg:y="22.648cm">
          <text:p text:style-name="P1">scsolver</text:p>
        </draw:rect>
        <draw:rect draw:style-name="Namespace" draw:layer="layout" svg:width="30.194cm" svg:height="11.536cm" svg:x="26.538cm" svg:y="33.232cm">
          <text:p text:style-name="P1">numeric</text:p>
        </draw:rect>
        <draw:rect draw:style-name="Namespace" draw:layer="layout" svg:width="8.827cm" svg:height="5.592cm" svg:x="28.714cm" svg:y="37.256cm">
          <text:p text:style-name="P1">lp</text:p>
        </draw:rect>
        <draw:rect draw:style-name="Class_20__28_Self_20__26__20_Impl_29_" draw:layer="layout" svg:width="2.245cm" svg:height="1.229cm" svg:x="53.831cm" svg:y="34.837cm">
          <text:p text:style-name="P1">Matrix</text:p>
        </draw:rect>
        <draw:rect draw:style-name="Class_20__28_Self_20__26__20_Impl_29_" draw:id="id19" draw:layer="layout" svg:width="2.99cm" svg:height="0.556cm" svg:x="31.202cm" svg:y="39.421cm">
          <draw:glue-point draw:id="4" svg:x="-2.458cm" svg:y="5cm"/>
          <draw:glue-point draw:id="5" svg:x="2.26cm" svg:y="5cm"/>
          <text:p text:style-name="P1">BaseAlgorithm</text:p>
        </draw:rect>
        <draw:rect draw:style-name="Class_20__28_Self_20__26__20_Impl_29_" draw:id="id4" draw:layer="layout" svg:width="1.656cm" svg:height="0.918cm" svg:x="33.861cm" svg:y="37.616cm">
          <text:p text:style-name="P1">Model</text:p>
        </draw:rect>
        <draw:rect draw:style-name="Class_20__28_Self_20__26__20_Impl_29_" draw:id="id18" draw:layer="layout" svg:width="3.114cm" svg:height="0.659cm" svg:x="29.004cm" svg:y="41.459cm">
          <text:p text:style-name="P1">RevisedSimplex</text:p>
        </draw:rect>
        <draw:rect draw:style-name="Class_20__28_Self_20__26__20_Impl_29_" draw:id="id20" draw:layer="layout" svg:width="4.498cm" svg:height="0.659cm" svg:x="32.764cm" svg:y="41.459cm">
          <text:p text:style-name="P1">BoundedRevisedSimplex</text:p>
        </draw:rect>
        <draw:frame draw:style-name="gr2" draw:layer="layout" svg:width="3.169cm" svg:height="0.395cm" svg:x="45.531cm" svg:y="30.453cm">
          <draw:text-box>
            <text:p text:style-name="P1">getConstEditDialog()</text:p>
          </draw:text-box>
        </draw:frame>
        <draw:frame draw:style-name="gr3" draw:text-style-name="P2" draw:layer="layout" svg:width="11.699cm" svg:height="1.195cm" svg:x="25.48cm" svg:y="20.913cm">
          <draw:text-box>
            <text:p text:style-name="P1"><text:span text:style-name="T1">Class Relationship Diagram</text:span></text:p>
          </draw:text-box>
        </draw:frame>
        <draw:rect draw:style-name="Namespace" draw:layer="layout" svg:width="7.938cm" svg:height="5.466cm" svg:x="38.573cm" svg:y="37.316cm">
          <text:p text:style-name="P1">nlp</text:p>
        </draw:rect>
        <draw:rect draw:style-name="Namespace" draw:layer="layout" svg:width="19.708cm" svg:height="7.487cm" svg:x="27.547cm" svg:y="36.248cm">
          <text:p text:style-name="P1">opres</text:p>
        </draw:rect>
        <draw:rect draw:style-name="Class_20__28_Self_20__26__20_Impl_29_" draw:id="id2" draw:layer="layout" svg:width="1.826cm" svg:height="0.942cm" svg:x="41.893cm" svg:y="37.743cm">
          <text:p text:style-name="P1">Model</text:p>
        </draw:rect>
        <draw:rect draw:style-name="Class_20__28_Self_20__26__20_Impl_29_" draw:id="id23" draw:layer="layout" svg:width="3.175cm" svg:height="0.683cm" svg:x="41.183cm" svg:y="39.799cm">
          <text:p text:style-name="P1">BaseAlgorithm</text:p>
        </draw:rect>
        <draw:rect draw:style-name="Class_20__28_Self_20__26__20_Impl_29_" draw:id="id1" draw:layer="layout" svg:width="3.078cm" svg:height="1.229cm" svg:x="37.066cm" svg:y="31.097cm">
          <text:p text:style-name="P1">NlpModelBuilder</text:p>
        </draw:rect>
        <draw:connector draw:style-name="Object_20_Creation_20_Method" draw:text-style-name="P1" draw:layer="layout" draw:line-skew="0.071cm" svg:x1="40.144cm" svg:y1="31.711cm" svg:x2="41.893cm" svg:y2="38.214cm" draw:start-shape="id1" draw:start-glue-point="1" draw:end-shape="id2" draw:end-glue-point="3">
          <text:p text:style-name="P1"/>
        </draw:connector>
        <draw:connector draw:style-name="Object_20_Creation_20_Method" draw:text-style-name="P1" draw:layer="layout" draw:line-skew="-0.381cm" svg:x1="30.804cm" svg:y1="31.759cm" svg:x2="33.861cm" svg:y2="38.075cm" draw:start-shape="id3" draw:start-glue-point="3" draw:end-shape="id4">
          <text:p text:style-name="P1"/>
        </draw:connector>
        <draw:connector draw:style-name="Pointer_20__28_Private_29_" draw:text-style-name="P1" draw:layer="layout" svg:x1="29.642cm" svg:y1="28.192cm" svg:x2="35.417cm" svg:y2="26.263cm" draw:start-shape="id5" draw:start-glue-point="1" draw:end-shape="id6" draw:end-glue-point="5">
          <text:p text:style-name="P1">m_pSolverImpl</text:p>
        </draw:connector>
        <draw:connector draw:style-name="Object_20_Creation_20_Method" draw:text-style-name="P1" draw:layer="layout" draw:line-skew="-1.391cm" svg:x1="35.417cm" svg:y1="25.554cm" svg:x2="29.641cm" svg:y2="27.399cm" draw:start-shape="id6" draw:start-glue-point="3" draw:end-shape="id5" draw:end-glue-point="5">
          <text:p text:style-name="P1">SolveModel()</text:p>
        </draw:connector>
        <draw:connector draw:style-name="gr4" draw:text-style-name="P3" draw:layer="layout" svg:x1="38.459cm" svg:y1="26.422cm" svg:x2="42.242cm" svg:y2="29.95cm" draw:start-shape="id6" draw:start-glue-point="7" draw:end-shape="id7" draw:end-glue-point="3">
          <text:p text:style-name="P3">getMainDialog()</text:p>
        </draw:connector>
        <draw:connector draw:style-name="gr4" draw:text-style-name="P3" draw:layer="layout" svg:x1="43.938cm" svg:y1="24.274cm" svg:x2="38.459cm" svg:y2="24.902cm" draw:start-shape="id8" draw:start-glue-point="3" draw:end-shape="id6" draw:end-glue-point="6">
          <text:p text:style-name="P3">getSolverImpl()</text:p>
        </draw:connector>
        <draw:rect draw:style-name="Class_20__28_Self_20__26__20_Impl_29_" draw:layer="layout" svg:width="2.642cm" svg:height="1.229cm" svg:x="53.337cm" svg:y="37.04cm">
          <text:p text:style-name="P1">Differentiate</text:p>
        </draw:rect>
        <draw:rect draw:style-name="Class_20__28_Self_20__26__20_Impl_29_" draw:id="id22" draw:layer="layout" svg:width="2.434cm" svg:height="0.683cm" svg:x="39.152cm" svg:y="41.64cm">
          <text:p text:style-name="P1">QuasiNewton</text:p>
        </draw:rect>
        <draw:connector draw:style-name="gr5" draw:text-style-name="P4" draw:layer="layout" svg:x1="35.417cm" svg:y1="24.705cm" svg:x2="31.02cm" svg:y2="23.874cm" draw:start-shape="id6" draw:start-glue-point="4" draw:end-shape="id9" draw:end-glue-point="1">
          <text:p text:style-name="P1"/>
        </draw:connector>
        <draw:connector draw:style-name="gr5" draw:text-style-name="P4" draw:layer="layout" svg:x1="56.665cm" svg:y1="23.87cm" svg:x2="47.113cm" svg:y2="24.274cm" draw:start-shape="id10" draw:start-glue-point="3" draw:end-shape="id8" draw:end-glue-point="1">
          <text:p text:style-name="P1"/>
        </draw:connector>
        <draw:connector draw:style-name="Class_20_Relationship_20__28_Member_29_" draw:layer="layout" svg:x1="45.366cm" svg:y1="29.95cm" svg:x2="48.894cm" svg:y2="31.753cm" draw:start-shape="id7" draw:start-glue-point="1" draw:end-shape="id11" draw:end-glue-point="3">
          <text:p text:style-name="P1"/>
        </draw:connector>
        <draw:connector draw:style-name="Class_20_Relationship_20__28_Inheritance_29_" draw:layer="layout" svg:x1="43.804cm" svg:y1="29.447cm" svg:x2="44.73cm" svg:y2="25.014cm" draw:start-shape="id7" draw:start-glue-point="0" draw:end-shape="id8" draw:end-glue-point="4">
          <text:p text:style-name="P1"/>
        </draw:connector>
        <draw:connector draw:style-name="Class_20_Relationship_20__28_Inheritance_29_" draw:layer="layout" svg:x1="50.33cm" svg:y1="31.37cm" svg:x2="46.351cm" svg:y2="25.014cm" draw:start-shape="id11" draw:start-glue-point="0" draw:end-shape="id8" draw:end-glue-point="5">
          <text:p text:style-name="P1"/>
        </draw:connector>
        <draw:rect draw:style-name="Class" draw:id="id12" draw:layer="layout" svg:width="2.258cm" svg:height="0.582cm" svg:x="53.081cm" svg:y="26.871cm">
          <draw:glue-point draw:id="4" svg:x="-2.537cm" svg:y="5cm"/>
          <draw:glue-point draw:id="5" svg:x="2.072cm" svg:y="5cm"/>
          <text:p text:style-name="P1">ActionListener</text:p>
        </draw:rect>
        <draw:rect draw:style-name="Class" draw:id="id13" draw:layer="layout" svg:width="2.258cm" svg:height="0.582cm" svg:x="55.568cm" svg:y="26.871cm">
          <text:p text:style-name="P1">FocusListener</text:p>
        </draw:rect>
        <draw:rect draw:style-name="Class" draw:id="id14" draw:layer="layout" svg:width="2.258cm" svg:height="0.582cm" svg:x="58.055cm" svg:y="26.871cm">
          <text:p text:style-name="P1">ItemListener</text:p>
        </draw:rect>
        <draw:rect draw:style-name="Class" draw:id="id15" draw:layer="layout" svg:width="2.258cm" svg:height="0.582cm" svg:x="60.578cm" svg:y="26.871cm">
          <text:p text:style-name="P1">MouseListener</text:p>
        </draw:rect>
        <draw:connector draw:style-name="Class_20_Relationship_20__28_Inheritance_29_" draw:layer="layout" draw:line-skew="-0.455cm" svg:x1="54.21cm" svg:y1="26.871cm" svg:x2="57.049cm" svg:y2="24.29cm" draw:start-shape="id12" draw:start-glue-point="0" draw:end-shape="id10" draw:end-glue-point="4">
          <text:p text:style-name="P1"/>
        </draw:connector>
        <draw:connector draw:style-name="Class_20_Relationship_20__28_Inheritance_29_" draw:layer="layout" draw:line-skew="0.302cm" svg:x1="56.697cm" svg:y1="26.871cm" svg:x2="57.49cm" svg:y2="24.29cm" draw:start-shape="id13" draw:start-glue-point="0" draw:end-shape="id10" draw:end-glue-point="5">
          <text:p text:style-name="P1"/>
        </draw:connector>
        <draw:connector draw:style-name="Class_20_Relationship_20__28_Inheritance_29_" draw:layer="layout" draw:line-skew="0.337cm" svg:x1="59.184cm" svg:y1="26.871cm" svg:x2="58.337cm" svg:y2="24.29cm" draw:start-shape="id14" draw:start-glue-point="0" draw:end-shape="id10" draw:end-glue-point="6">
          <text:p text:style-name="P1"/>
        </draw:connector>
        <draw:connector draw:style-name="Class_20_Relationship_20__28_Inheritance_29_" draw:layer="layout" draw:line-skew="-0.491cm" svg:x1="61.707cm" svg:y1="26.871cm" svg:x2="58.778cm" svg:y2="24.29cm" draw:start-shape="id15" draw:start-glue-point="0" draw:end-shape="id10" draw:end-glue-point="7">
          <text:p text:style-name="P1"/>
        </draw:connector>
        <draw:rect draw:style-name="Class" draw:id="id16" draw:layer="layout" svg:width="2.647cm" svg:height="0.582cm" svg:x="51.405cm" svg:y="29.274cm">
          <text:p text:style-name="P1">CloseBtnListener</text:p>
        </draw:rect>
        <draw:rect draw:style-name="Class" draw:id="id17" draw:layer="layout" svg:width="2.513cm" svg:height="0.582cm" svg:x="54.766cm" svg:y="29.274cm">
          <text:p text:style-name="P1">RngBtnListener</text:p>
        </draw:rect>
        <draw:connector draw:style-name="Class_20_Relationship_20__28_Inheritance_29_" draw:layer="layout" svg:x1="52.728cm" svg:y1="29.274cm" svg:x2="53.638cm" svg:y2="27.453cm" draw:start-shape="id16" draw:start-glue-point="0" draw:end-shape="id12" draw:end-glue-point="4">
          <text:p text:style-name="P1"/>
        </draw:connector>
        <draw:connector draw:style-name="Class_20_Relationship_20__28_Inheritance_29_" draw:layer="layout" svg:x1="56.022cm" svg:y1="29.274cm" svg:x2="54.677cm" svg:y2="27.453cm" draw:start-shape="id17" draw:start-glue-point="0" draw:end-shape="id12" draw:end-glue-point="5">
          <text:p text:style-name="P1"/>
        </draw:connector>
        <draw:connector draw:style-name="Class_20_Relationship_20__28_Inheritance_29_" draw:layer="layout" svg:x1="30.561cm" svg:y1="41.459cm" svg:x2="31.963cm" svg:y2="39.977cm" draw:start-shape="id18" draw:start-glue-point="0" draw:end-shape="id19" draw:end-glue-point="4">
          <text:p text:style-name="P1"/>
        </draw:connector>
        <draw:connector draw:style-name="Class_20_Relationship_20__28_Inheritance_29_" draw:layer="layout" svg:x1="35.013cm" svg:y1="41.459cm" svg:x2="33.372cm" svg:y2="39.977cm" draw:start-shape="id20" draw:start-glue-point="0" draw:end-shape="id19" draw:end-glue-point="5">
          <text:p text:style-name="P1"/>
        </draw:connector>
        <draw:connector draw:style-name="Class_20_Relationship_20__28_Local_20_Var_29_" draw:layer="layout" draw:line-skew="0.351cm" svg:x1="29.641cm" svg:y1="29.108cm" svg:x2="33.861cm" svg:y2="31.759cm" draw:start-shape="id5" draw:start-glue-point="4" draw:end-shape="id3" draw:end-glue-point="1">
          <text:p text:style-name="P1"/>
        </draw:connector>
        <draw:connector draw:style-name="Class_20_Relationship_20__28_Local_20_Var_29_" draw:layer="layout" draw:line-skew="3.251cm" svg:x1="29.641cm" svg:y1="28.619cm" svg:x2="37.066cm" svg:y2="31.711cm" draw:start-shape="id5" draw:start-glue-point="6" draw:end-shape="id1" draw:end-glue-point="3">
          <text:p text:style-name="P1"/>
        </draw:connector>
        <draw:rect draw:style-name="Class_20__28_Self_20__26__20_Impl_29_" draw:id="id21" draw:layer="layout" svg:width="2.589cm" svg:height="1.229cm" svg:x="48.18cm" svg:y="33.617cm">
          <text:p text:style-name="P1">BaseFuncObj</text:p>
        </draw:rect>
        <draw:rect draw:style-name="Class_20__28_Self_20__26__20_Impl_29_" draw:id="id24" draw:layer="layout" svg:width="2.589cm" svg:height="1.229cm" svg:x="47.758cm" svg:y="35.892cm">
          <text:p text:style-name="P1">CellFuncObj</text:p>
        </draw:rect>
        <draw:connector draw:style-name="Class_20_Relationship_20__28_Member_29_" draw:layer="layout" draw:line-skew="-0.706cm" svg:x1="43.719cm" svg:y1="38.214cm" svg:x2="48.18cm" svg:y2="34.231cm" draw:start-shape="id2" draw:start-glue-point="1" draw:end-shape="id21" draw:end-glue-point="3">
          <text:p text:style-name="P1"/>
        </draw:connector>
        <draw:connector draw:style-name="Class_20_Relationship_20__28_Inheritance_29_" draw:layer="layout" svg:x1="40.369cm" svg:y1="41.64cm" svg:x2="42.77cm" svg:y2="40.482cm" draw:start-shape="id22" draw:start-glue-point="0" draw:end-shape="id23" draw:end-glue-point="2">
          <text:p text:style-name="P1"/>
        </draw:connector>
        <draw:connector draw:style-name="Class_20_Relationship_20__28_Inheritance_29_" draw:layer="layout" svg:x1="49.052cm" svg:y1="35.892cm" svg:x2="49.474cm" svg:y2="34.846cm" draw:start-shape="id24" draw:start-glue-point="0" draw:end-shape="id21" draw:end-glue-point="2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lass" style:family="graphic" style:parent-style-name="standard">
      <style:graphic-properties draw:stroke-dash="Dash_20_2" svg:stroke-color="#cccc00" draw:fill-color="#ffff99" draw:fill-gradient-name="Gradient_20_7" draw:fill-hatch-name="Hatch_20_1" draw:fill-image-name="Bitmape_20_1" draw:fill-image-width="0cm" draw:fill-image-height="0cm" draw:textarea-horizontal-align="center" draw:textarea-vertical-align="middle" draw:fit-to-size="false" fo:padding-top="0cm" fo:padding-bottom="0cm" fo:padding-left="0cm" fo:padding-right="0cm"/>
      <style:paragraph-properties fo:text-align="center"/>
      <style:text-properties fo:color="#808000" fo:font-size="9pt" fo:font-weight="normal" style:font-weight-asian="normal"/>
    </style:style>
    <style:style style:name="Pointer_20__28_Public_29_" style:display-name="Pointer (Public)" style:family="graphic" style:parent-style-name="Class_20_Relationship_20_Line">
      <style:graphic-properties draw:stroke-dash="Dash_20_2" svg:stroke-color="#dc2300" draw:marker-start-width="0.203cm" draw:marker-end="Arrow" draw:marker-end-width="0.254cm" draw:fill-image-width="0cm" draw:fill-image-height="0cm" draw:textarea-horizontal-align="center"/>
    </style:style>
    <style:style style:name="Method_20_Name" style:display-name="Method Name" style:family="graphic" style:parent-style-name="Class">
      <style:graphic-properties draw:stroke="none" svg:stroke-color="#000000" draw:fill="solid" draw:fill-color="#ffffff" draw:fill-hatch-name="Hatch_20_1" draw:textarea-horizontal-align="center" draw:auto-grow-height="true" draw:auto-grow-width="true" fo:min-height="0cm" fo:min-width="0cm" fo:padding-top="0cm" fo:padding-bottom="0cm" fo:padding-left="0cm" fo:padding-right="0cm"/>
      <style:text-properties fo:color="#944794" fo:font-size="9pt" fo:font-weight="bold" style:font-weight-asian="normal"/>
    </style:style>
    <style:style style:name="Pointer_20__28_Private_29_" style:display-name="Pointer (Private)" style:family="graphic" style:parent-style-name="Class_20_Relationship_20_Line">
      <style:graphic-properties draw:stroke="dash" draw:stroke-dash="Fine_20_Dashed_20__28_var_29_" svg:stroke-color="#ff9966" draw:marker-end="Arrow" draw:textarea-horizontal-align="center" draw:textarea-vertical-align="middle"/>
      <style:paragraph-properties fo:text-align="center"/>
      <style:text-properties fo:color="#800080"/>
    </style:style>
    <style:style style:name="Class_20__28_Self_20__26__20_Impl_29_" style:display-name="Class (Self &amp; Impl)" style:family="graphic" style:parent-style-name="Class">
      <style:graphic-properties svg:stroke-color="#5c8526" draw:fill-color="#94bd5e" draw:fill-hatch-name="Hatch_20_1"/>
    </style:style>
    <style:style style:name="Namespace" style:family="graphic" style:parent-style-name="standard">
      <style:graphic-properties draw:stroke="dash" draw:stroke-dash="Ultrafine_20_2_20_Dots_20_3_20_Dashes" svg:stroke-color="#808080" draw:fill="none" draw:fill-gradient-name="Gradient_20_8" draw:fill-hatch-name="Hatch_20_1" draw:fill-image-name="Bitmape_20_1" draw:textarea-horizontal-align="right" draw:textarea-vertical-align="bottom"/>
      <style:paragraph-properties fo:margin-left="0cm" fo:margin-right="0cm" fo:text-align="center" fo:text-indent="0cm"/>
      <style:text-properties fo:color="#808080" fo:font-size="11pt" style:font-weight-asian="normal"/>
    </style:style>
    <style:style style:name="Object_20_Creation_20_Method" style:display-name="Object Creation Method" style:family="graphic" style:parent-style-name="Class_20_Relationship_20_Line">
      <style:graphic-properties draw:stroke="solid" draw:stroke-dash="Fine_20_Dashed_20__28_var_29_" svg:stroke-color="#99ccff" draw:marker-end="Line_20_Arrow" draw:marker-end-width="0.203cm" draw:textarea-horizontal-align="center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ff"/>
    </style:style>
    <style:style style:name="Method_20_Name_20__28_Creator_29_" style:display-name="Method Name (Creator)" style:family="graphic" style:parent-style-name="Method_20_Name">
      <style:graphic-properties draw:fill="solid" draw:fill-color="#ffffff" fo:min-height="0.395cm" fo:min-width="2.46cm"/>
      <style:paragraph-properties fo:margin-left="0cm" fo:margin-right="0cm" fo:text-indent="0cm"/>
      <style:text-properties fo:color="#0099ff"/>
    </style:style>
    <style:style style:name="Class_20_Relationship_20_Line" style:display-name="Class Relationship Line" style:family="graphic">
      <style:graphic-properties draw:stroke-dash="Dash_20_2" draw:fill-color="#ffffff" draw:fill-gradient-name="Gradient_20_9" draw:fill-hatch-name="Hatch_20_1" draw:fill-image-name="Bitmape_20_1" draw:fill-image-width="0cm" draw:fill-image-height="0cm"/>
      <style:text-properties fo:color="#800080" fo:font-family="Arial" style:font-style-name="Bold" style:font-family-generic="swiss" style:font-pitch="variable" fo:font-size="10pt" fo:font-weight="bold" style:font-weight-asian="normal"/>
    </style:style>
    <style:style style:name="Class_20_Relationship_20__28_Member_29_" style:display-name="Class Relationship (Member)" style:family="graphic" style:parent-style-name="Class_20_Relationship_20_Line">
      <style:graphic-properties draw:stroke="dash" draw:stroke-dash="Fine_20_Dashed_20__28_var_29_" svg:stroke-color="#9966cc" draw:marker-end="Arrow" draw:marker-end-width="0.203cm" draw:fill-gradient-name="Gradient_20_10" draw:fill-hatch-name="Hatch_20_1" draw:fill-image-name="Bitmape_20_1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</style:style>
    <style:style style:name="Class_20_Relationship_20__28_Inheritance_29_" style:display-name="Class Relationship (Inheritance)" style:family="graphic" style:parent-style-name="Class_20_Relationship_20_Line">
      <style:graphic-properties svg:stroke-color="#008000" draw:marker-start-width="0.203cm" draw:marker-end="Arrow" draw:marker-end-width="0.203cm" draw:textarea-horizontal-align="center" draw:textarea-vertical-align="middle"/>
      <style:paragraph-properties fo:text-align="center"/>
    </style:style>
    <style:style style:name="Class_20_Relationship_20__28_Local_20_Var_29_" style:display-name="Class Relationship (Local Var)" style:family="graphic" style:parent-style-name="Class_20_Relationship_20_Line">
      <style:graphic-properties draw:stroke="dash" draw:stroke-dash="Ultrafine_20_2_20_Dots_20_3_20_Dashes" svg:stroke-color="#008080" draw:marker-start-width="0.203cm" draw:marker-end="Arrow" draw:marker-end-width="0.203cm" draw:fill-gradient-name="Gradient_20_10" draw:fill-hatch-name="Hatch_20_1" draw:fill-image-name="Bitmape_20_1" draw:fill-image-width="0cm" draw:fill-image-height="0cm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0.635cm" fo:margin-bottom="0.665cm" fo:margin-left="0.635cm" fo:margin-right="0.665cm" fo:page-width="118.9cm" fo:page-height="84.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2$Build-9030</meta:generator>
    <meta:initial-creator>Kohei Yoshida</meta:initial-creator>
    <meta:creation-date>2005-01-20T18:36:27</meta:creation-date>
    <dc:creator>Kohei Yoshida</dc:creator>
    <dc:date>2006-07-30T15:46:16</dc:date>
    <meta:printed-by>Kohei Yoshida</meta:printed-by>
    <meta:print-date>2005-10-08T13:18:14</meta:print-date>
    <dc:language>en-US</dc:language>
    <meta:editing-cycles>125</meta:editing-cycles>
    <meta:editing-duration>PT5H55M52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